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6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23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co106" style:family="table-column">
      <style:table-column-properties fo:break-before="auto" style:column-width="19.33mm"/>
    </style:style>
    <style:style style:name="co107" style:family="table-column">
      <style:table-column-properties fo:break-before="auto" style:column-width="13.34mm"/>
    </style:style>
    <style:style style:name="co108" style:family="table-column">
      <style:table-column-properties fo:break-before="auto" style:column-width="11.69mm"/>
    </style:style>
    <style:style style:name="co109" style:family="table-column">
      <style:table-column-properties fo:break-before="auto" style:column-width="13.88mm"/>
    </style:style>
    <style:style style:name="co110" style:family="table-column">
      <style:table-column-properties fo:break-before="auto" style:column-width="8.98mm"/>
    </style:style>
    <style:style style:name="co111" style:family="table-column">
      <style:table-column-properties fo:break-before="auto" style:column-width="9.79mm"/>
    </style:style>
    <style:style style:name="co112" style:family="table-column">
      <style:table-column-properties fo:break-before="auto" style:column-width="18.79mm"/>
    </style:style>
    <style:style style:name="co113" style:family="table-column">
      <style:table-column-properties fo:break-before="auto" style:column-width="17.69mm"/>
    </style:style>
    <style:style style:name="co114" style:family="table-column">
      <style:table-column-properties fo:break-before="auto" style:column-width="10.62mm"/>
    </style:style>
    <style:style style:name="co115" style:family="table-column">
      <style:table-column-properties fo:break-before="auto" style:column-width="2.72mm"/>
    </style:style>
    <style:style style:name="co116" style:family="table-column">
      <style:table-column-properties fo:break-before="auto" style:column-width="17.96mm"/>
    </style:style>
    <style:style style:name="co117" style:family="table-column">
      <style:table-column-properties fo:break-before="auto" style:column-width="12.79mm"/>
    </style:style>
    <style:style style:name="co118" style:family="table-column">
      <style:table-column-properties fo:break-before="auto" style:column-width="14.69mm"/>
    </style:style>
    <style:style style:name="co119" style:family="table-column">
      <style:table-column-properties fo:break-before="auto" style:column-width="14.43mm"/>
    </style:style>
    <style:style style:name="co120" style:family="table-column">
      <style:table-column-properties fo:break-before="auto" style:column-width="7.34mm"/>
    </style:style>
    <style:style style:name="co121" style:family="table-column">
      <style:table-column-properties fo:break-before="auto" style:column-width="16.6mm"/>
    </style:style>
    <style:style style:name="co122" style:family="table-column">
      <style:table-column-properties fo:break-before="auto" style:column-width="17.15mm"/>
    </style:style>
    <style:style style:name="co123" style:family="table-column">
      <style:table-column-properties fo:break-before="auto" style:column-width="20.69mm"/>
    </style:style>
    <style:style style:name="co124" style:family="table-column">
      <style:table-column-properties fo:break-before="auto" style:column-width="20.96mm"/>
    </style:style>
    <style:style style:name="co125" style:family="table-column">
      <style:table-column-properties fo:break-before="auto" style:column-width="21.5mm"/>
    </style:style>
    <style:style style:name="co126" style:family="table-column">
      <style:table-column-properties fo:break-before="auto" style:column-width="25.31mm"/>
    </style:style>
    <style:style style:name="co127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108" table:default-cell-style-name="ce20"/>
        <table:table-column table:style-name="co109" table:default-cell-style-name="ce20"/>
        <table:table-column table:style-name="co107" table:default-cell-style-name="ce20"/>
        <table:table-column table:style-name="co110" table:default-cell-style-name="ce20"/>
        <table:table-column table:style-name="co111" table:default-cell-style-name="ce20"/>
        <table:table-column table:style-name="co112" table:default-cell-style-name="ce20"/>
        <table:table-column table:style-name="co113" table:default-cell-style-name="ce20"/>
        <table:table-column table:style-name="co114" table:default-cell-style-name="ce20"/>
        <table:table-column table:style-name="co107" table:default-cell-style-name="ce20"/>
        <table:table-column table:style-name="co10" table:default-cell-style-name="ce20"/>
        <table:table-column table:style-name="co115" table:default-cell-style-name="ce20"/>
        <table:table-column table:style-name="co12" table:default-cell-style-name="ce20"/>
        <table:table-column table:style-name="co114" table:default-cell-style-name="ce20"/>
        <table:table-column table:style-name="co115" table:default-cell-style-name="ce20"/>
        <table:table-column table:style-name="co116" table:default-cell-style-name="ce20"/>
        <table:table-column table:style-name="co117" table:default-cell-style-name="ce20"/>
        <table:table-column table:style-name="co107" table:number-columns-repeated="2" table:default-cell-style-name="ce20"/>
        <table:table-column table:style-name="co115" table:default-cell-style-name="ce20"/>
        <table:table-column table:style-name="co118" table:default-cell-style-name="ce20"/>
        <table:table-column table:style-name="co117" table:default-cell-style-name="ce20"/>
        <table:table-column table:style-name="co115" table:default-cell-style-name="ce20"/>
        <table:table-column table:style-name="co119" table:default-cell-style-name="ce20"/>
        <table:table-column table:style-name="co120" table:default-cell-style-name="ce20"/>
        <table:table-column table:style-name="co121" table:default-cell-style-name="ce20"/>
        <table:table-column table:style-name="co122" table:default-cell-style-name="ce20"/>
        <table:table-column table:style-name="co121" table:default-cell-style-name="ce20"/>
        <table:table-column table:style-name="co115" table:default-cell-style-name="ce20"/>
        <table:table-column table:style-name="co123" table:default-cell-style-name="ce20"/>
        <table:table-column table:style-name="co124" table:number-columns-repeated="2" table:default-cell-style-name="ce20"/>
        <table:table-column table:style-name="co125" table:default-cell-style-name="ce20"/>
        <table:table-column table:style-name="co23" table:default-cell-style-name="ce20"/>
        <table:table-column table:style-name="co126" table:default-cell-style-name="ce20"/>
        <table:table-column table:style-name="co23" table:number-columns-repeated="3" table:default-cell-style-name="ce20"/>
        <table:table-column table:style-name="co127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6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.00.0000</text:date>, <text:time style:data-style-name="N2" text:time-value="12:33:09.46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01T12:33:40.409000000</dc:date>
    <meta:editing-duration>P7DT16H30M11S</meta:editing-duration>
    <meta:editing-cycles>3385</meta:editing-cycles>
    <meta:document-statistic meta:table-count="6" meta:cell-count="9356" meta:object-count="0"/>
    <meta:user-defined meta:name="qrichtext">1</meta:user-defined>
  </office:meta>
</office:document-meta>
</file>